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5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6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3">Студенту<text:tab/>Еременку Андрею Вячеславовичу</text:p>
      <text:p text:style-name="P3">Место дипломного проектирования:<text:tab/>ОАО «НИЦ СПб ЭТУ»</text:p>
      <text:p text:style-name="P3"/>
      <text:list xml:id="list31497074" text:style-name="L1">
        <text:list-item>
          <text:p text:style-name="P8">Тема дипломного проекта</text:p>
          <text:p text:style-name="P11">Разработка веб-редактора формализованных электронных документов на основе технологии GWT</text:p>
        </text:list-item>
        <text:list-item>
          <text:p text:style-name="P8">Назначение разработки</text:p>
          <text:p text:style-name="P12">Представление формализованных электронных документов в виде веб-страницы на основе технологии GWT</text:p>
        </text:list-item>
        <text:list-item>
          <text:p text:style-name="P8">Перечень подлежащих разработке разделов по теме</text:p>
          <text:list>
            <text:list-item>
              <text:p text:style-name="P8">Введение</text:p>
            </text:list-item>
            <text:list-item>
              <text:p text:style-name="P8">Постановка задачи</text:p>
            </text:list-item>
            <text:list-item>
              <text:p text:style-name="P8">Описание используемой технологии создания веб-приложений</text:p>
            </text:list-item>
            <text:list-item>
              <text:p text:style-name="P8">Обзор технологий связывания XML-данных с объектами Java</text:p>
            </text:list-item>
            <text:list-item>
              <text:p text:style-name="P8">Проектирование редактора</text:p>
            </text:list-item>
            <text:list-item>
              <text:p text:style-name="P8">Реализация редактора</text:p>
            </text:list-item>
            <text:list-item>
              <text:p text:style-name="P8">Обзор результатов разработки</text:p>
            </text:list-item>
            <text:list-item>
              <text:p text:style-name="P8">Технико-экономическое обоснование</text:p>
            </text:list-item>
            <text:list-item>
              <text:p text:style-name="P8">Вопросы интеллектуальной собственности</text:p>
            </text:list-item>
            <text:list-item>
              <text:p text:style-name="P8">Заключение</text:p>
            </text:list-item>
          </text:list>
        </text:list-item>
        <text:list-item>
          <text:p text:style-name="P8">Состав технической документации проекта</text:p>
          <text:list>
            <text:list-item>
              <text:p text:style-name="P10"><text:soft-page-break/>Пояснительная записка</text:p>
            </text:list-item>
            <text:list-item>
              <text:p text:style-name="P8"><text:span text:style-name="T2">Приложение 1. Фрагменты исходного текста программы.</text:span></text:p>
            </text:list-item>
          </text:list>
        </text:list-item>
        <text:list-item>
          <text:p text:style-name="P8">Консультанты ( с указанием относящихся к ним разделов )</text:p>
          <text:p text:style-name="P9">Технико-экономическое обоснование<text:tab/><text:tab/>Королев А.В.</text:p>
          <text:p text:style-name="P9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Win32 OpenOffice.org_project/300m9$Build-9358</meta:generator>
    <dc:date>2009-01-30T11:41:28.10</dc:date>
    <dc:creator>eav eav</dc:creator>
    <meta:editing-duration>PT00H29M08S</meta:editing-duration>
    <meta:editing-cycles>39</meta:editing-cycles>
    <meta:document-statistic meta:table-count="0" meta:image-count="0" meta:object-count="0" meta:page-count="2" meta:paragraph-count="37" meta:word-count="173" meta:character-count="1575"/>
  </office:meta>
</office:document-meta>
</file>